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stLexicographicStrategy.compare( Object o1 , Object o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stLexicographicStrategy.LatestLexicographic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